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785in" table:align="left"/>
    </style:style>
    <style:style style:name="Table1.A" style:family="table-column">
      <style:table-column-properties style:column-width="1.7313in"/>
    </style:style>
    <style:style style:name="Table1.C" style:family="table-column">
      <style:table-column-properties style:column-width="1.91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e54" officeooo:paragraph-rsid="00101e54"/>
    </style:style>
    <style:style style:name="P2" style:family="paragraph" style:parent-style-name="Standard">
      <style:text-properties officeooo:rsid="001078b3" officeooo:paragraph-rsid="001078b3"/>
    </style:style>
    <style:style style:name="P3" style:family="paragraph" style:parent-style-name="Standard">
      <style:text-properties officeooo:rsid="0011a303" officeooo:paragraph-rsid="0011a303"/>
    </style:style>
    <style:style style:name="P4" style:family="paragraph" style:parent-style-name="Table_20_Contents">
      <style:text-properties officeooo:rsid="0011a303" officeooo:paragraph-rsid="0011a303"/>
    </style:style>
    <style:style style:name="P5" style:family="paragraph" style:parent-style-name="Table_20_Contents">
      <style:text-properties fo:font-weight="bold" officeooo:rsid="0011a303" officeooo:paragraph-rsid="0011a303" style:font-weight-asian="bold" style:font-weight-complex="bold"/>
    </style:style>
    <style:style style:name="T1" style:family="text">
      <style:text-properties officeooo:rsid="001078b3"/>
    </style:style>
    <style:style style:name="T2" style:family="text">
      <style:text-properties officeooo:rsid="0011a303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ailed Budget:</text:p>
      <text:p text:style-name="P1"/>
      <text:p text:style-name="P1">In order to use the Amazon Mechanical Turk, I will need to pay workers a fee for each “intelligence task” I assign. In my case, the intelligence task requires reading a paragraph and determining, in context, how <text:s/>“optimistic” the paragraph will be, on a scale of 1-5, in which 1 is highly pessimistic, 2 is guardedly pessimistic, 3 is completely neutral or devoid of sentiment, <text:s/>4 is guardedly optimistic, and 5 is highly optimistic. Since optimism is best understood in context, workers will be asked to read paragraphs <text:span text:style-name="T1">or large chunks of text</text:span> and evaluate them. This is important, because I want to train my system to understand which presidents are the most optimistic in their speech, and in order to <text:span text:style-name="T2">train the system, and</text:span> determine <text:span text:style-name="T2">its accuracy</text:span>, I will need the data to be verified by a team of independent humans.</text:p>
      <text:p text:style-name="P1"/>
      <text:p text:style-name="P2">I estimate the total cost of this service to be about $<text:span text:style-name="T2">480</text:span>. </text:p>
      <text:p text:style-name="P2"/>
      <text:p text:style-name="P2">The average human can read about 200 words per minute, or about 12,000 words per hour. However, I will need a significant margin of error, because much of the text I will need evaluated is written in very archaic language. Furthermore, readers will constantly need to be evaluating optimism. Given this, I estimate that an average human can complete about 6,000 words per hour. Assuming we pay each person $10 / hour (recall that minimum wage is $7.25 / hour), this will cost about $160 for each set of 100,000 words. I believe that 100,000 words (equivalent to a 200 page essay) for each president will be a sufficient amount of data to <text:span text:style-name="T2">train my system, and </text:span>evaluate <text:span text:style-name="T2">the set of letters I have for each president. This allows for about 50,000 words for training and evaluation each, which I believe is necessary. I believe that 3 presidents should be evaluated at minimum, bringing the total to $160 * 3 = $480.</text:span></text:p>
      <text:p text:style-name="P2"/>
      <text:p text:style-name="P3">A summary is shown below:</text:p>
      <text:p text:style-name="P3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Words:</text:p>
          </table:table-cell>
          <table:table-cell table:style-name="Table1.C1" office:value-type="string">
            <text:p text:style-name="P4">Dollars:</text:p>
          </table:table-cell>
        </table:table-row>
        <table:table-row>
          <table:table-cell table:style-name="Table1.A2" office:value-type="string">
            <text:p text:style-name="P4">Per Minute:</text:p>
          </table:table-cell>
          <table:table-cell table:style-name="Table1.A2" office:value-type="string">
            <text:p text:style-name="P4">100</text:p>
          </table:table-cell>
          <table:table-cell table:style-name="Table1.C2" office:value-type="string">
            <text:p text:style-name="P4">$0.17</text:p>
          </table:table-cell>
        </table:table-row>
        <table:table-row>
          <table:table-cell table:style-name="Table1.A2" office:value-type="string">
            <text:p text:style-name="P4">Per Hour:</text:p>
          </table:table-cell>
          <table:table-cell table:style-name="Table1.A2" office:value-type="string">
            <text:p text:style-name="P4">6,000</text:p>
          </table:table-cell>
          <table:table-cell table:style-name="Table1.C2" office:value-type="string">
            <text:p text:style-name="P4">$10</text:p>
          </table:table-cell>
        </table:table-row>
        <table:table-row>
          <table:table-cell table:style-name="Table1.A2" office:value-type="string">
            <text:p text:style-name="P4">Per President:</text:p>
          </table:table-cell>
          <table:table-cell table:style-name="Table1.A2" office:value-type="string">
            <text:p text:style-name="P4">100,000</text:p>
          </table:table-cell>
          <table:table-cell table:style-name="Table1.C2" office:value-type="string">
            <text:p text:style-name="P4">$160</text:p>
          </table:table-cell>
        </table:table-row>
        <table:table-row>
          <table:table-cell table:style-name="Table1.A2" office:value-type="string">
            <text:p text:style-name="P4"><text:span text:style-name="T3">Total:</text:span> </text:p>
          </table:table-cell>
          <table:table-cell table:style-name="Table1.A2" office:value-type="string">
            <text:p text:style-name="P5">300,000</text:p>
          </table:table-cell>
          <table:table-cell table:style-name="Table1.C2" office:value-type="string">
            <text:p text:style-name="P5">$480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7:25:48.679789968</meta:creation-date>
    <dc:date>2015-10-15T18:05:27.168222565</dc:date>
    <meta:editing-duration>PT9M18S</meta:editing-duration>
    <meta:editing-cycles>1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340" meta:character-count="1924" meta:non-whitespace-character-count="1599"/>
  </office:meta>
</office:document-meta>
</file>